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F10]-[.E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F11]-[.E11])" office:value-type="float" office:value="2600.00000000002" calcext:value-type="float">
            <text:p>2,60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F12]-[.E12])" office:value-type="float" office:value="120.000000000027" calcext:value-type="float">
            <text:p>120</text:p>
          </table:table-cell>
          <table:table-cell table:style-name="ce8" table:number-columns-repeated="16377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500" calcext:value-type="float">
            <text:p>500</text:p>
          </table:table-cell>
          <table:table-cell office:value-type="float" office:value="1566.6" calcext:value-type="float">
            <text:p>1,566.6</text:p>
          </table:table-cell>
          <table:table-cell office:value-type="float" office:value="1577" calcext:value-type="float">
            <text:p>1,577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1600" calcext:value-type="float">
            <text:p>1600</text:p>
          </table:table-cell>
          <table:table-cell office:value-type="float" office:value="864.68" calcext:value-type="float">
            <text:p>864.7</text:p>
          </table:table-cell>
          <table:table-cell office:value-type="float" office:value="864.8" calcext:value-type="float">
            <text:p>864.8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/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500" calcext:value-type="float">
            <text:p>500</text:p>
          </table:table-cell>
          <table:table-cell office:value-type="float" office:value="1321.25" calcext:value-type="float">
            <text:p>1,321.3</text:p>
          </table:table-cell>
          <table:table-cell office:value-type="float" office:value="1332" calcext:value-type="float">
            <text:p>1,332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7]*([.F17]-[.E17])" office:value-type="float" office:value="6190.00000000006" calcext:value-type="float">
            <text:p>6,19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18]*([.F18]-[.E18])" office:value-type="float" office:value="4476.00000000002" calcext:value-type="float">
            <text:p>4,476</text:p>
          </table:table-cell>
          <table:table-cell table:style-name="ce8" table:number-columns-repeated="1637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/00/00</text:date>, <text:time style:data-style-name="N2" text:time-value="08:50:01.22088443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8T10:06:10.182645743</dc:date>
    <meta:editing-duration>P8DT7H37M35S</meta:editing-duration>
    <meta:editing-cycles>1145</meta:editing-cycles>
    <meta:document-statistic meta:table-count="3" meta:cell-count="1687" meta:object-count="0"/>
  </office:meta>
</office:document-meta>
</file>